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3055in"/>
    </style:style>
    <style:style style:name="co25" style:family="table-column">
      <style:table-column-properties fo:break-before="auto" style:column-width="1.3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7303.40244550771" calcext:value-type="float">
            <text:p>7303.4024455077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450" calcext:value-type="float">
            <text:p>8450</text:p>
          </table:table-cell>
          <table:table-cell table:number-columns-repeated="2"/>
          <table:table-cell table:formula="of:=SUM([.H4];[.H34];[.H64];[.H94])" office:value-type="float" office:value="7303.40244550771" calcext:value-type="float">
            <text:p>7303.4024455077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7303.40244550771" calcext:value-type="float">
            <text:p>7303.4024455077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3200" calcext:value-type="float">
            <text:p>3200</text:p>
          </table:table-cell>
          <table:table-cell/>
          <table:table-cell table:formula="of:=SUM([.K2];[.K5];[.K7];[.K33];[.K67];[.K96])" office:value-type="float" office:value="155900" calcext:value-type="float">
            <text:p>155900</text:p>
          </table:table-cell>
          <table:table-cell table:formula="of:=SUM([.H9];[.H38];[.H68];[.H98])" office:value-type="float" office:value="7303.40244550771" calcext:value-type="float">
            <text:p>7303.4024455077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49200" calcext:value-type="float">
            <text:p>149200</text:p>
          </table:table-cell>
          <table:table-cell table:formula="of:=SUM([.H10];[.H39];[.H69];[.H99])" office:value-type="float" office:value="7303.40244550771" calcext:value-type="float">
            <text:p>7303.4024455077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6700" calcext:value-type="float">
            <text:p>6700</text:p>
          </table:table-cell>
          <table:table-cell table:formula="of:=SUM([.H11];[.H40];[.H70];[.H100])" office:value-type="float" office:value="7303.40244550771" calcext:value-type="float">
            <text:p>7303.4024455077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number-columns-repeated="2"/>
          <table:table-cell table:style-name="ce15" table:formula="of:=SUM([.B93:.F93])" office:value-type="float" office:value="21700" calcext:value-type="float">
            <text:p>21700</text:p>
          </table:table-cell>
          <table:table-cell table:style-name="ce21" table:formula="of:=SUM([.B117:.F117])" office:value-type="float" office:value="1050" calcext:value-type="float">
            <text:p>1050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050" calcext:value-type="float">
            <text:p>105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050" calcext:value-type="float">
            <text:p>105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050" calcext:value-type="float">
            <text:p>105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050" calcext:value-type="float">
            <text:p>105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table:number-columns-repeated="2"/>
          <table:table-cell table:style-name="ce15"/>
          <table:table-cell table:style-name="ce16" table:formula="of:=SUM([.A117:.F117])" office:value-type="float" office:value="1050" calcext:value-type="float">
            <text:p>105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];[.C117];[.E117];[.F117])" office:value-type="float" office:value="697.619047619048" calcext:value-type="float">
            <text:p>697.61904761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700" calcext:value-type="float">
            <text:p>70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)" office:value-type="float" office:value="352.380952380952" calcext:value-type="float">
            <text:p>352.380952381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:.F117])" office:value-type="float" office:value="702.380952380952" calcext:value-type="float">
            <text:p>702.380952381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050" calcext:value-type="float">
            <text:p>105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050" calcext:value-type="float">
            <text:p>1050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050" calcext:value-type="float">
            <text:p>105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1050" calcext:value-type="float">
            <text:p>105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:.F117])" office:value-type="float" office:value="702.380952380952" calcext:value-type="float">
            <text:p>702.3809523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1050" calcext:value-type="float">
            <text:p>1050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D117];[.E117];[.F117])" office:value-type="float" office:value="1050" calcext:value-type="float">
            <text:p>1050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050" calcext:value-type="float">
            <text:p>105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21" office:value-type="float" office:value="352.380952380952" calcext:value-type="float">
            <text:p>352.380952381</text:p>
          </table:table-cell>
          <table:table-cell table:style-name="ce15" table:formula="of:=[.E93]/20" office:value-type="float" office:value="0" calcext:value-type="float">
            <text:p>0</text:p>
          </table:table-cell>
          <table:table-cell table:style-name="ce15" table:formula="of:=[.F93]/20" office:value-type="float" office:value="0" calcext:value-type="float">
            <text:p>0</text:p>
          </table:table-cell>
          <table:table-cell/>
          <table:table-cell table:formula="of:=SUM([.B117])" office:value-type="float" office:value="347.619047619048" calcext:value-type="float">
            <text:p>347.619047619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7:.F117])" office:value-type="float" office:value="1050" calcext:value-type="float">
            <text:p>105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050" calcext:value-type="float">
            <text:p>105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050" calcext:value-type="float">
            <text:p>1050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050" calcext:value-type="float">
            <text:p>1050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93:.H121])" office:value-type="float" office:value="21700" calcext:value-type="float">
            <text:p>2170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51:28.271542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2T10:55:28.050976424</dc:date>
    <meta:editing-duration>P5DT2H22M6S</meta:editing-duration>
    <meta:editing-cycles>1960</meta:editing-cycles>
    <meta:generator>LibreOffice/4.2.8.2$Linux_X86_64 LibreOffice_project/420m0$Build-2</meta:generator>
    <meta:document-statistic meta:table-count="11" meta:cell-count="4609" meta:object-count="0"/>
  </office:meta>
</office:document-meta>
</file>